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 style:master-page-name="Standard">
      <style:table-properties style:width="17.699cm" fo:margin-left="-0.044cm" style:page-number="auto" table:align="left" style:writing-mode="lr-tb"/>
    </style:style>
    <style:style style:name="Tabulka1.A" style:family="table-column">
      <style:table-column-properties style:column-width="2.18cm"/>
    </style:style>
    <style:style style:name="Tabulka1.B" style:family="table-column">
      <style:table-column-properties style:column-width="3.247cm"/>
    </style:style>
    <style:style style:name="Tabulka1.C" style:family="table-column">
      <style:table-column-properties style:column-width="1.998cm"/>
    </style:style>
    <style:style style:name="Tabulka1.D" style:family="table-column">
      <style:table-column-properties style:column-width="2cm"/>
    </style:style>
    <style:style style:name="Tabulka1.E" style:family="table-column">
      <style:table-column-properties style:column-width="1.173cm"/>
    </style:style>
    <style:style style:name="Tabulka1.H" style:family="table-column">
      <style:table-column-properties style:column-width="1.595cm"/>
    </style:style>
    <style:style style:name="Tabulka1.I" style:family="table-column">
      <style:table-column-properties style:column-width="1.522cm"/>
    </style:style>
    <style:style style:name="Tabulka1.J" style:family="table-column">
      <style:table-column-properties style:column-width="1.637cm"/>
    </style:style>
    <style:style style:name="Tabulka1.1" style:family="table-row">
      <style:table-row-properties style:min-row-height="0.557cm" fo:keep-together="auto"/>
    </style:style>
    <style:style style:name="Tabulka1.A1" style:family="table-cell">
      <style:table-cell-properties style:vertical-align="bottom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ulka1.2" style:family="table-row">
      <style:table-row-properties style:min-row-height="1.67cm" fo:keep-together="auto"/>
    </style:style>
    <style:style style:name="Tabulka1.A2" style:family="table-cell">
      <style:table-cell-properties style:vertical-align="bottom" fo:background-color="#ccffff" fo:padding-left="0.123cm" fo:padding-right="0.123cm" fo:padding-top="0cm" fo:padding-bottom="0cm" fo:border-left="1pt solid #000000" fo:border-right="1pt solid #000000" fo:border-top="0.5pt solid #000000" fo:border-bottom="0.5pt solid #000000" style:writing-mode="lr-tb">
        <style:background-image/>
      </style:table-cell-properties>
    </style:style>
    <style:style style:name="Tabulka1.3" style:family="table-row">
      <style:table-row-properties style:min-row-height="1.115cm" fo:keep-together="auto"/>
    </style:style>
    <style:style style:name="Tabulka1.A3" style:family="table-cell">
      <style:table-cell-properties style:vertical-align="bottom" fo:background-color="#ff99cc" fo:padding-left="0.123cm" fo:padding-right="0.123cm" fo:padding-top="0cm" fo:padding-bottom="0cm" fo:border-left="1pt solid #000000" fo:border-right="1pt solid #000000" fo:border-top="0.5pt solid #000000" fo:border-bottom="0.5pt solid #000000" style:writing-mode="lr-tb">
        <style:background-image/>
      </style:table-cell-properties>
    </style:style>
    <style:style style:name="Tabulka1.4" style:family="table-row">
      <style:table-row-properties style:min-row-height="0.452cm" fo:keep-together="always"/>
    </style:style>
    <style:style style:name="Tabulka1.A4" style:family="table-cell">
      <style:table-cell-properties style:vertical-align="bottom" fo:background-color="#ccffcc" fo:padding-left="0.123cm" fo:padding-right="0.123cm" fo:padding-top="0cm" fo:padding-bottom="0cm" fo:border-left="1pt solid #000000" fo:border-right="none" fo:border-top="none" fo:border-bottom="0.5pt solid #000000" style:writing-mode="lr-tb">
        <style:background-image/>
      </style:table-cell-properties>
    </style:style>
    <style:style style:name="Tabulka1.B4" style:family="table-cell">
      <style:table-cell-properties style:vertical-align="bottom" fo:background-color="#ccff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ulka1.D4" style:family="table-cell">
      <style:table-cell-properties style:vertical-align="bottom" fo:background-color="#ccffcc" fo:padding-left="0.123cm" fo:padding-right="0.123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Tabulka1.5" style:family="table-row">
      <style:table-row-properties style:min-row-height="1.353cm" fo:keep-together="always"/>
    </style:style>
    <style:style style:name="Tabulka1.J5" style:family="table-cell">
      <style:table-cell-properties style:vertical-align="bottom" fo:background-color="#ccffcc" fo:padding-left="0.123cm" fo:padding-right="0.123cm" fo:padding-top="0cm" fo:padding-bottom="0cm" fo:border-left="0.5pt solid #000000" fo:border-right="1pt solid #000000" fo:border-top="none" fo:border-bottom="0.5pt solid #000000" style:writing-mode="lr-tb">
        <style:background-image/>
      </style:table-cell-properties>
    </style:style>
    <style:style style:name="Tabulka1.6" style:family="table-row">
      <style:table-row-properties style:min-row-height="0.584cm" fo:keep-together="always"/>
    </style:style>
    <style:style style:name="Tabulka1.A6" style:family="table-cell">
      <style:table-cell-properties style:vertical-align="bottom" fo:background-color="#ffff99" fo:padding-left="0.123cm" fo:padding-right="0.123cm" fo:padding-top="0cm" fo:padding-bottom="0cm" fo:border-left="1pt solid #000000" fo:border-right="none" fo:border-top="none" fo:border-bottom="0.5pt solid #000000" style:writing-mode="lr-tb">
        <style:background-image/>
      </style:table-cell-properties>
    </style:style>
    <style:style style:name="Tabulka1.B6" style:family="table-cell">
      <style:table-cell-properties style:vertical-align="middle" fo:background-color="#ccff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ulka1.C6" style:family="table-cell">
      <style:table-cell-properties style:vertical-align="bottom" fo:background-color="#ffcc99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ulka1.J6" style:family="table-cell">
      <style:table-cell-properties style:vertical-align="bottom" fo:background-color="#ffcc99" fo:padding-left="0.123cm" fo:padding-right="0.123cm" fo:padding-top="0cm" fo:padding-bottom="0cm" fo:border-left="0.5pt solid #000000" fo:border-right="1pt solid #000000" fo:border-top="none" fo:border-bottom="0.5pt solid #000000" style:writing-mode="lr-tb">
        <style:background-image/>
      </style:table-cell-properties>
    </style:style>
    <style:style style:name="Tabulka1.C7" style:family="table-cell">
      <style:table-cell-properties style:vertical-align="bottom" fo:background-color="#ffff99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ulka1.J7" style:family="table-cell">
      <style:table-cell-properties style:vertical-align="bottom" fo:background-color="#ffff99" fo:padding-left="0.123cm" fo:padding-right="0.123cm" fo:padding-top="0cm" fo:padding-bottom="0cm" fo:border-left="0.5pt solid #000000" fo:border-right="1pt solid #000000" fo:border-top="none" fo:border-bottom="0.5pt solid #000000" style:writing-mode="lr-tb">
        <style:background-image/>
      </style:table-cell-properties>
    </style:style>
    <style:style style:name="Tabulka1.18" style:family="table-row">
      <style:table-row-properties style:min-row-height="0.504cm" fo:keep-together="always"/>
    </style:style>
    <style:style style:name="Tabulka1.26" style:family="table-row">
      <style:table-row-properties style:min-row-height="0.531cm" fo:keep-together="always"/>
    </style:style>
    <style:style style:name="Tabulka1.46" style:family="table-row">
      <style:table-row-properties style:min-row-height="0.478cm" fo:keep-together="always"/>
    </style:style>
    <style:style style:name="Tabulka1.A114" style:family="table-cell">
      <style:table-cell-properties style:vertical-align="bottom" fo:background-color="#ffff99" fo:padding-left="0.123cm" fo:padding-right="0.123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ulka1.B114" style:family="table-cell">
      <style:table-cell-properties style:vertical-align="middle" fo:background-color="#ccffcc" fo:padding-left="0.123cm" fo:padding-right="0.123cm" fo:padding-top="0cm" fo:padding-bottom="0cm" fo:border-left="0.5pt solid #000000" fo:border-right="none" fo:border-top="none" fo:border-bottom="1pt solid #000000" style:writing-mode="lr-tb">
        <style:background-image/>
      </style:table-cell-properties>
    </style:style>
    <style:style style:name="Tabulka1.C117" style:family="table-cell">
      <style:table-cell-properties style:vertical-align="bottom" fo:background-color="#ffff99" fo:padding-left="0.123cm" fo:padding-right="0.123cm" fo:padding-top="0cm" fo:padding-bottom="0cm" fo:border-left="0.5pt solid #000000" fo:border-right="none" fo:border-top="none" fo:border-bottom="1pt solid #000000" style:writing-mode="lr-tb">
        <style:background-image/>
      </style:table-cell-properties>
    </style:style>
    <style:style style:name="Tabulka1.J117" style:family="table-cell">
      <style:table-cell-properties style:vertical-align="bottom" fo:background-color="#ffff99" fo:padding-left="0.123cm" fo:padding-right="0.123cm" fo:padding-top="0cm" fo:padding-bottom="0cm" fo:border-left="0.5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ffcc99" style:font-name="Arial" fo:font-size="10pt" style:font-size-asian="10pt" style:font-name-complex="Arial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 table:number-columns-repeated="3"/>
        <table:table-column table:style-name="Tabulka1.H"/>
        <table:table-column table:style-name="Tabulka1.I"/>
        <table:table-column table:style-name="Tabulka1.J"/>
        <table:table-row table:style-name="Tabulka1.1">
          <table:table-cell table:style-name="Tabulka1.A1" table:number-columns-spanned="10" office:value-type="string">
            <text:p text:style-name="P7">Maximální zvyšování nájemného v Praze dle zákona č. 107/2006 Sb., ve znění zákona č. 150/2009 Sb. a z údajů Sdělení Ministerstva pro místní rozvoj č. 180/2009 Sb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2" table:number-columns-spanned="10" office:value-type="string">
            <text:p text:style-name="Standard"><text:span text:style-name="T1">Tabulka maximálního možného jednostranného zvýšení měsíčního nájemného za 1m</text:span><text:span text:style-name="T3">2</text:span><text:span text:style-name="T1"> podlahové plochy bytu podle zákona č. 107/2006 Sb. v Praz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10" office:value-type="string">
            <text:p text:style-name="P3">Nájemné je vypočteno z cen bytů, které vyhlašuje a zveřejňuje Ministerstvo pro místní rozvoj formou sdělení ve Sbírce zákonů (vždy s účinností od 1.7. kalendářního roku)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table:number-rows-spanned="2" office:value-type="string">
            <text:p text:style-name="P4">Katastrální skupina</text:p>
          </table:table-cell>
          <table:table-cell table:style-name="Tabulka1.B4" table:number-rows-spanned="2" office:value-type="string">
            <text:p text:style-name="P4">Katastr</text:p>
          </table:table-cell>
          <table:table-cell table:style-name="Tabulka1.B4" table:number-rows-spanned="2" office:value-type="string">
            <text:p text:style-name="P4">Dělení bytů dle dřívějších kategorií</text:p>
          </table:table-cell>
          <table:table-cell table:style-name="Tabulka1.D4" table:number-columns-spanned="7" office:value-type="string">
            <text:p text:style-name="P4">nájemn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5">
          <table:covered-table-cell/>
          <table:covered-table-cell/>
          <table:covered-table-cell/>
          <table:table-cell table:style-name="Tabulka1.B4" office:value-type="string">
            <text:p text:style-name="P4">2006</text:p>
          </table:table-cell>
          <table:table-cell table:style-name="Tabulka1.B4" office:value-type="string">
            <text:p text:style-name="P4">2007</text:p>
          </table:table-cell>
          <table:table-cell table:style-name="Tabulka1.B4" office:value-type="string">
            <text:p text:style-name="P4">2008</text:p>
          </table:table-cell>
          <table:table-cell table:style-name="Tabulka1.B4" office:value-type="string">
            <text:p text:style-name="P4">2009</text:p>
          </table:table-cell>
          <table:table-cell table:style-name="Tabulka1.B4" office:value-type="string">
            <text:p text:style-name="P4">2010</text:p>
          </table:table-cell>
          <table:table-cell table:style-name="Tabulka1.B4" office:value-type="string">
            <text:p text:style-name="P4">2011</text:p>
          </table:table-cell>
          <table:table-cell table:style-name="Tabulka1.J5" office:value-type="string">
            <text:p text:style-name="P4">2012 <text:s text:c="10"/>cílové nájemné</text:p>
          </table:table-cell>
        </table:table-row>
        <table:table-row table:style-name="Tabulka1.6">
          <table:table-cell table:style-name="Tabulka1.A6" table:number-rows-spanned="4" office:value-type="string">
            <text:p text:style-name="P4">1</text:p>
          </table:table-cell>
          <table:table-cell table:style-name="Tabulka1.B6" table:number-rows-spanned="4" office:value-type="string">
            <text:p text:style-name="P4">Hradčany, Josefov, Malá Strana, Nové Město, Staré Město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8,30</text:p>
          </table:table-cell>
          <table:table-cell table:style-name="Tabulka1.C6" office:value-type="string">
            <text:p text:style-name="P4">63,56</text:p>
          </table:table-cell>
          <table:table-cell table:style-name="Tabulka1.C6" office:value-type="string">
            <text:p text:style-name="P4">88,48</text:p>
          </table:table-cell>
          <table:table-cell table:style-name="Tabulka1.C6" office:value-type="string">
            <text:p text:style-name="P4">103,96</text:p>
          </table:table-cell>
          <table:table-cell table:style-name="Tabulka1.C6" office:value-type="string">
            <text:p text:style-name="P2"><text:span text:style-name="T2">122,15</text:span><text:span text:style-name="T4">2</text:span></text:p>
          </table:table-cell>
          <table:table-cell table:style-name="Tabulka1.J6" office:value-type="string">
            <text:p text:style-name="P4">143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93</text:p>
          </table:table-cell>
          <table:table-cell table:style-name="Tabulka1.C7" office:value-type="string">
            <text:p text:style-name="P4">55,05</text:p>
          </table:table-cell>
          <table:table-cell table:style-name="Tabulka1.C7" office:value-type="string">
            <text:p text:style-name="P4">82,35</text:p>
          </table:table-cell>
          <table:table-cell table:style-name="Tabulka1.C7" office:value-type="string">
            <text:p text:style-name="P4">99,15</text:p>
          </table:table-cell>
          <table:table-cell table:style-name="Tabulka1.C7" office:value-type="string">
            <text:p text:style-name="P4">119,28</text:p>
            <text:p text:style-name="P8"> 143,61</text:p>
          </table:table-cell>
          <table:table-cell table:style-name="Tabulka1.J7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1,36</text:p>
          </table:table-cell>
          <table:table-cell table:style-name="Tabulka1.C7" office:value-type="string">
            <text:p text:style-name="P4">45,94</text:p>
          </table:table-cell>
          <table:table-cell table:style-name="Tabulka1.C7" office:value-type="string">
            <text:p text:style-name="P4">71,25</text:p>
          </table:table-cell>
          <table:table-cell table:style-name="Tabulka1.C7" office:value-type="string">
            <text:p text:style-name="P4">86,78</text:p>
          </table:table-cell>
          <table:table-cell table:style-name="Tabulka1.C7" office:value-type="string">
            <text:p text:style-name="P4">105,70</text:p>
          </table:table-cell>
          <table:table-cell table:style-name="Tabulka1.J7" office:value-type="string">
            <text:p text:style-name="P8"> 128,75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4,38</text:p>
          </table:table-cell>
          <table:table-cell table:style-name="Tabulka1.C7" office:value-type="string">
            <text:p text:style-name="P4">38,86</text:p>
          </table:table-cell>
          <table:table-cell table:style-name="Tabulka1.C7" office:value-type="string">
            <text:p text:style-name="P4">65,52</text:p>
          </table:table-cell>
          <table:table-cell table:style-name="Tabulka1.C7" office:value-type="string">
            <text:p text:style-name="P4">82,10</text:p>
          </table:table-cell>
          <table:table-cell table:style-name="Tabulka1.C7" office:value-type="string">
            <text:p text:style-name="P4">102,79</text:p>
          </table:table-cell>
          <table:table-cell table:style-name="Tabulka1.J7" office:value-type="string">
            <text:p text:style-name="P8"> 128,75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2</text:p>
          </table:table-cell>
          <table:table-cell table:style-name="Tabulka1.B6" table:number-rows-spanned="4" office:value-type="string">
            <text:p text:style-name="P4">Vinohrady, Vyšehrad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1,83</text:p>
          </table:table-cell>
          <table:table-cell table:style-name="Tabulka1.C6" office:value-type="string">
            <text:p text:style-name="P4">83,53</text:p>
          </table:table-cell>
          <table:table-cell table:style-name="Tabulka1.C6" office:value-type="string">
            <text:p text:style-name="P4">95,64</text:p>
          </table:table-cell>
          <table:table-cell table:style-name="Tabulka1.C6" office:value-type="string">
            <text:p text:style-name="P4">109,51</text:p>
          </table:table-cell>
          <table:table-cell table:style-name="Tabulka1.J6" office:value-type="string">
            <text:p text:style-name="P8"> 125,3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3,54</text:p>
          </table:table-cell>
          <table:table-cell table:style-name="Tabulka1.C7" office:value-type="string">
            <text:p text:style-name="P4">77,74</text:p>
          </table:table-cell>
          <table:table-cell table:style-name="Tabulka1.C7" office:value-type="string">
            <text:p text:style-name="P4">91,19</text:p>
          </table:table-cell>
          <table:table-cell table:style-name="Tabulka1.C7" office:value-type="string">
            <text:p text:style-name="P4">106,86</text:p>
          </table:table-cell>
          <table:table-cell table:style-name="Tabulka1.J7" office:value-type="string">
            <text:p text:style-name="P8"> 125,3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</text:p>
          </table:table-cell>
          <table:table-cell table:style-name="Tabulka1.C7" office:value-type="string">
            <text:p text:style-name="P4">30,76</text:p>
          </table:table-cell>
          <table:table-cell table:style-name="Tabulka1.C7" office:value-type="string">
            <text:p text:style-name="P4">44,57</text:p>
          </table:table-cell>
          <table:table-cell table:style-name="Tabulka1.C7" office:value-type="string">
            <text:p text:style-name="P4">66,90</text:p>
          </table:table-cell>
          <table:table-cell table:style-name="Tabulka1.C7" office:value-type="string">
            <text:p text:style-name="P4">79,34</text:p>
          </table:table-cell>
          <table:table-cell table:style-name="Tabulka1.C7" office:value-type="string">
            <text:p text:style-name="P4">94,10</text:p>
          </table:table-cell>
          <table:table-cell table:style-name="Tabulka1.J7" office:value-type="string">
            <text:p text:style-name="P8"> 111,62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0</text:p>
          </table:table-cell>
          <table:table-cell table:style-name="Tabulka1.C7" office:value-type="string">
            <text:p text:style-name="P4">37,67</text:p>
          </table:table-cell>
          <table:table-cell table:style-name="Tabulka1.C7" office:value-type="string">
            <text:p text:style-name="P4">61,52</text:p>
          </table:table-cell>
          <table:table-cell table:style-name="Tabulka1.C7" office:value-type="string">
            <text:p text:style-name="P4">75,05</text:p>
          </table:table-cell>
          <table:table-cell table:style-name="Tabulka1.C7" office:value-type="string">
            <text:p text:style-name="P4">91,56</text:p>
          </table:table-cell>
          <table:table-cell table:style-name="Tabulka1.J7" office:value-type="string">
            <text:p text:style-name="P8"> 111,62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3</text:p>
            <text:p text:style-name="P4">Holešovice, Karlín, Žižkov</text:p>
          </table:table-cell>
          <table:table-cell table:style-name="Tabulka1.B6" table:number-rows-spanned="4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2,82</text:p>
          </table:table-cell>
          <table:table-cell table:style-name="Tabulka1.C6" office:value-type="string">
            <text:p text:style-name="P4">87,95</text:p>
          </table:table-cell>
          <table:table-cell table:style-name="Tabulka1.C6" office:value-type="string">
            <text:p text:style-name="P4">104,48</text:p>
          </table:table-cell>
          <table:table-cell table:style-name="Tabulka1.C6" office:value-type="string">
            <text:p text:style-name="P4">124,02</text:p>
          </table:table-cell>
          <table:table-cell table:style-name="Tabulka1.C6" office:value-type="string">
            <text:p text:style-name="P8"> 147,31</text:p>
          </table:table-cell>
          <table:table-cell table:style-name="Tabulka1.J6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4,42</text:p>
          </table:table-cell>
          <table:table-cell table:style-name="Tabulka1.C7" office:value-type="string">
            <text:p text:style-name="P4">81,85</text:p>
          </table:table-cell>
          <table:table-cell table:style-name="Tabulka1.C7" office:value-type="string">
            <text:p text:style-name="P4">99,53</text:p>
          </table:table-cell>
          <table:table-cell table:style-name="Tabulka1.C7" office:value-type="string">
            <text:p text:style-name="P4">121,13</text:p>
          </table:table-cell>
          <table:table-cell table:style-name="Tabulka1.J7" office:value-type="string">
            <text:p text:style-name="P8"> 147,3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5,49</text:p>
          </table:table-cell>
          <table:table-cell table:style-name="Tabulka1.C7" office:value-type="string">
            <text:p text:style-name="P4">71,01</text:p>
          </table:table-cell>
          <table:table-cell table:style-name="Tabulka1.C7" office:value-type="string">
            <text:p text:style-name="P4">87,41</text:p>
          </table:table-cell>
          <table:table-cell table:style-name="Tabulka1.C7" office:value-type="string">
            <text:p text:style-name="P4">107,69</text:p>
          </table:table-cell>
          <table:table-cell table:style-name="Tabulka1.J7" office:value-type="string">
            <text:p text:style-name="P8"> 132,58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8,46</text:p>
          </table:table-cell>
          <table:table-cell table:style-name="Tabulka1.C7" office:value-type="string">
            <text:p text:style-name="P4">65,31</text:p>
          </table:table-cell>
          <table:table-cell table:style-name="Tabulka1.C7" office:value-type="string">
            <text:p text:style-name="P4">82,68</text:p>
          </table:table-cell>
          <table:table-cell table:style-name="Tabulka1.C7" office:value-type="string">
            <text:p text:style-name="P4">104,67</text:p>
          </table:table-cell>
          <table:table-cell table:style-name="Tabulka1.J7" office:value-type="string">
            <text:p text:style-name="P8"> 132,58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4</text:p>
          </table:table-cell>
          <table:table-cell table:style-name="Tabulka1.B6" table:number-rows-spanned="4" office:value-type="string">
            <text:p text:style-name="P4">Braník, Hodkovičky, Krč, Lhotka, Michle, Nusle, Podolí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5,37</text:p>
          </table:table-cell>
          <table:table-cell table:style-name="Tabulka1.C6" office:value-type="string">
            <text:p text:style-name="P4">57,8</text:p>
          </table:table-cell>
          <table:table-cell table:style-name="Tabulka1.C6" office:value-type="string">
            <text:p text:style-name="P4">81,96</text:p>
          </table:table-cell>
          <table:table-cell table:style-name="Tabulka1.C6" office:value-type="string">
            <text:p text:style-name="P4">94,99</text:p>
          </table:table-cell>
          <table:table-cell table:style-name="Tabulka1.C6" office:value-type="string">
            <text:p text:style-name="P4">110,09</text:p>
          </table:table-cell>
          <table:table-cell table:style-name="Tabulka1.J6" office:value-type="string">
            <text:p text:style-name="P8"> 127,55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6,57</text:p>
          </table:table-cell>
          <table:table-cell table:style-name="Tabulka1.C7" office:value-type="string">
            <text:p text:style-name="P4">50,06</text:p>
          </table:table-cell>
          <table:table-cell table:style-name="Tabulka1.C7" office:value-type="string">
            <text:p text:style-name="P4">76,29</text:p>
          </table:table-cell>
          <table:table-cell table:style-name="Tabulka1.C7" office:value-type="string">
            <text:p text:style-name="P4">90,56</text:p>
          </table:table-cell>
          <table:table-cell table:style-name="Tabulka1.C7" office:value-type="string">
            <text:p text:style-name="P4">107,49</text:p>
          </table:table-cell>
          <table:table-cell table:style-name="Tabulka1.J7" office:value-type="string">
            <text:p text:style-name="P8"> 127,55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9,48</text:p>
          </table:table-cell>
          <table:table-cell table:style-name="Tabulka1.C7" office:value-type="string">
            <text:p text:style-name="P4">41,89</text:p>
          </table:table-cell>
          <table:table-cell table:style-name="Tabulka1.C7" office:value-type="string">
            <text:p text:style-name="P4">66,23</text:p>
          </table:table-cell>
          <table:table-cell table:style-name="Tabulka1.C7" office:value-type="string">
            <text:p text:style-name="P4">79,54</text:p>
          </table:table-cell>
          <table:table-cell table:style-name="Tabulka1.C7" office:value-type="string">
            <text:p text:style-name="P4">95,53</text:p>
          </table:table-cell>
          <table:table-cell table:style-name="Tabulka1.J7" office:value-type="string">
            <text:p text:style-name="P8"> 114,8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91</text:p>
          </table:table-cell>
          <table:table-cell table:style-name="Tabulka1.C7" office:value-type="string">
            <text:p text:style-name="P4">35,40</text:p>
          </table:table-cell>
          <table:table-cell table:style-name="Tabulka1.C7" office:value-type="string">
            <text:p text:style-name="P4">60,85</text:p>
          </table:table-cell>
          <table:table-cell table:style-name="Tabulka1.C7" office:value-type="string">
            <text:p text:style-name="P4">75,21</text:p>
          </table:table-cell>
          <table:table-cell table:style-name="Tabulka1.C7" office:value-type="string">
            <text:p text:style-name="P4">92,88</text:p>
          </table:table-cell>
          <table:table-cell table:style-name="Tabulka1.J7" office:value-type="string">
            <text:p text:style-name="P8"> 114,80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5</text:p>
          </table:table-cell>
          <table:table-cell table:style-name="Tabulka1.B6" table:number-rows-spanned="4" office:value-type="string">
            <text:p text:style-name="P4">Hlubočepy, Jinonice, Košíře, Motol, Radlice, Smíchov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3,58</text:p>
          </table:table-cell>
          <table:table-cell table:style-name="Tabulka1.C6" office:value-type="string">
            <text:p text:style-name="P4">87,68</text:p>
          </table:table-cell>
          <table:table-cell table:style-name="Tabulka1.C6" office:value-type="string">
            <text:p text:style-name="P4">102,76</text:p>
          </table:table-cell>
          <table:table-cell table:style-name="Tabulka1.C6" office:value-type="string">
            <text:p text:style-name="P4">120,33</text:p>
          </table:table-cell>
          <table:table-cell table:style-name="Tabulka1.J6" office:value-type="string">
            <text:p text:style-name="P4">141,02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5,03</text:p>
          </table:table-cell>
          <table:table-cell table:style-name="Tabulka1.C7" office:value-type="string">
            <text:p text:style-name="P4">81,61</text:p>
          </table:table-cell>
          <table:table-cell table:style-name="Tabulka1.C7" office:value-type="string">
            <text:p text:style-name="P4">97,93</text:p>
          </table:table-cell>
          <table:table-cell table:style-name="Tabulka1.C7" office:value-type="string">
            <text:p text:style-name="P4">117,52</text:p>
          </table:table-cell>
          <table:table-cell table:style-name="Tabulka1.J7" office:value-type="string">
            <text:p text:style-name="P8"> 141,02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6,01</text:p>
          </table:table-cell>
          <table:table-cell table:style-name="Tabulka1.C7" office:value-type="string">
            <text:p text:style-name="P4">70,76</text:p>
          </table:table-cell>
          <table:table-cell table:style-name="Tabulka1.C7" office:value-type="string">
            <text:p text:style-name="P4">85,97</text:p>
          </table:table-cell>
          <table:table-cell table:style-name="Tabulka1.C7" office:value-type="string">
            <text:p text:style-name="P4">104,45</text:p>
          </table:table-cell>
          <table:table-cell table:style-name="Tabulka1.J7" office:value-type="string">
            <text:p text:style-name="P8"> 126,92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8,91</text:p>
          </table:table-cell>
          <table:table-cell table:style-name="Tabulka1.C7" office:value-type="string">
            <text:p text:style-name="P4">65,10</text:p>
          </table:table-cell>
          <table:table-cell table:style-name="Tabulka1.C7" office:value-type="string">
            <text:p text:style-name="P4">81,31</text:p>
          </table:table-cell>
          <table:table-cell table:style-name="Tabulka1.C7" office:value-type="string">
            <text:p text:style-name="P4">101,56</text:p>
          </table:table-cell>
          <table:table-cell table:style-name="Tabulka1.J7" office:value-type="string">
            <text:p text:style-name="P8"> 126,92</text:p>
          </table:table-cell>
        </table:table-row>
        <table:table-row table:style-name="Tabulka1.26">
          <table:table-cell table:style-name="Tabulka1.A6" table:number-rows-spanned="4" office:value-type="string">
            <text:p text:style-name="P4">6</text:p>
          </table:table-cell>
          <table:table-cell table:style-name="Tabulka1.B6" table:number-rows-spanned="4" office:value-type="string">
            <text:p text:style-name="P4">Břevnov, Bubeneč, Dejvice, Střešovic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9,67</text:p>
          </table:table-cell>
          <table:table-cell table:style-name="Tabulka1.C6" office:value-type="string">
            <text:p text:style-name="P4">66,61</text:p>
          </table:table-cell>
          <table:table-cell table:style-name="Tabulka1.C6" office:value-type="string">
            <text:p text:style-name="P4">95,45</text:p>
          </table:table-cell>
          <table:table-cell table:style-name="Tabulka1.C6" office:value-type="string">
            <text:p text:style-name="P4">110,44</text:p>
          </table:table-cell>
          <table:table-cell table:style-name="Tabulka1.C6" office:value-type="string">
            <text:p text:style-name="P4">127,78</text:p>
          </table:table-cell>
          <table:table-cell table:style-name="Tabulka1.J6" office:value-type="string">
            <text:p text:style-name="P4">147,9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40,02</text:p>
          </table:table-cell>
          <table:table-cell table:style-name="Tabulka1.C7" office:value-type="string">
            <text:p text:style-name="P4">57,67</text:p>
          </table:table-cell>
          <table:table-cell table:style-name="Tabulka1.C7" office:value-type="string">
            <text:p text:style-name="P4">88,87</text:p>
          </table:table-cell>
          <table:table-cell table:style-name="Tabulka1.C7" office:value-type="string">
            <text:p text:style-name="P4">105,31</text:p>
          </table:table-cell>
          <table:table-cell table:style-name="Tabulka1.C7" office:value-type="string">
            <text:p text:style-name="P4">124,79</text:p>
          </table:table-cell>
          <table:table-cell table:style-name="Tabulka1.J7" office:value-type="string">
            <text:p text:style-name="P4">147,9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2,18</text:p>
          </table:table-cell>
          <table:table-cell table:style-name="Tabulka1.C7" office:value-type="string">
            <text:p text:style-name="P4">47,98</text:p>
          </table:table-cell>
          <table:table-cell table:style-name="Tabulka1.C7" office:value-type="string">
            <text:p text:style-name="P4">76,53</text:p>
          </table:table-cell>
          <table:table-cell table:style-name="Tabulka1.C7" office:value-type="string">
            <text:p text:style-name="P4">91,67</text:p>
          </table:table-cell>
          <table:table-cell table:style-name="Tabulka1.C7" office:value-type="string">
            <text:p text:style-name="P4">109,91</text:p>
          </table:table-cell>
          <table:table-cell table:style-name="Tabulka1.J7" office:value-type="string">
            <text:p text:style-name="P4">131,8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5,03</text:p>
          </table:table-cell>
          <table:table-cell table:style-name="Tabulka1.C7" office:value-type="string">
            <text:p text:style-name="P4">40,6</text:p>
          </table:table-cell>
          <table:table-cell table:style-name="Tabulka1.C7" office:value-type="string">
            <text:p text:style-name="P4">70,36</text:p>
          </table:table-cell>
          <table:table-cell table:style-name="Tabulka1.C7" office:value-type="string">
            <text:p text:style-name="P4">86,75</text:p>
          </table:table-cell>
          <table:table-cell table:style-name="Tabulka1.C7" office:value-type="string">
            <text:p text:style-name="P4">106,96</text:p>
          </table:table-cell>
          <table:table-cell table:style-name="Tabulka1.J7" office:value-type="string">
            <text:p text:style-name="P4">131,83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7</text:p>
          </table:table-cell>
          <table:table-cell table:style-name="Tabulka1.B6" table:number-rows-spanned="4" office:value-type="string">
            <text:p text:style-name="P4">Trója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4,06</text:p>
          </table:table-cell>
          <table:table-cell table:style-name="Tabulka1.C6" office:value-type="string">
            <text:p text:style-name="P4">87,25</text:p>
            <text:p text:style-name="P4">100,86</text:p>
          </table:table-cell>
          <table:table-cell table:style-name="Tabulka1.C6" office:value-type="string">
            <text:p text:style-name="P4">116,59</text:p>
          </table:table-cell>
          <table:table-cell table:style-name="Tabulka1.C6" office:value-type="string">
            <text:p text:style-name="P4">134,73</text:p>
          </table:table-cell>
          <table:table-cell table:style-name="Tabulka1.J6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5,45</text:p>
          </table:table-cell>
          <table:table-cell table:style-name="Tabulka1.C7" office:value-type="string">
            <text:p text:style-name="P4">81,12</text:p>
          </table:table-cell>
          <table:table-cell table:style-name="Tabulka1.C7" office:value-type="string">
            <text:p text:style-name="P4">96,05</text:p>
          </table:table-cell>
          <table:table-cell table:style-name="Tabulka1.C7" office:value-type="string">
            <text:p text:style-name="P4">113,72</text:p>
          </table:table-cell>
          <table:table-cell table:style-name="Tabulka1.J7" office:value-type="string">
            <text:p text:style-name="P4">134,7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6,41</text:p>
          </table:table-cell>
          <table:table-cell table:style-name="Tabulka1.C7" office:value-type="string">
            <text:p text:style-name="P4">70,45</text:p>
          </table:table-cell>
          <table:table-cell table:style-name="Tabulka1.C7" office:value-type="string">
            <text:p text:style-name="P4">84,40</text:p>
          </table:table-cell>
          <table:table-cell table:style-name="Tabulka1.C7" office:value-type="string">
            <text:p text:style-name="P4">101,20</text:p>
          </table:table-cell>
          <table:table-cell table:style-name="Tabulka1.J7" office:value-type="string">
            <text:p text:style-name="P4">121,2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9,22</text:p>
          </table:table-cell>
          <table:table-cell table:style-name="Tabulka1.C7" office:value-type="string">
            <text:p text:style-name="P4">64,75</text:p>
          </table:table-cell>
          <table:table-cell table:style-name="Tabulka1.C7" office:value-type="string">
            <text:p text:style-name="P4">79,84</text:p>
          </table:table-cell>
          <table:table-cell table:style-name="Tabulka1.C7" office:value-type="string">
            <text:p text:style-name="P4">98,36</text:p>
          </table:table-cell>
          <table:table-cell table:style-name="Tabulka1.J7" office:value-type="string">
            <text:p text:style-name="P4">121,26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8</text:p>
          </table:table-cell>
          <table:table-cell table:style-name="Tabulka1.B6" table:number-rows-spanned="4" office:value-type="string">
            <text:p text:style-name="P4">Bohnice, Čimice, Ďáblice, Kobylisy, Letňany, Prosek, Střížkov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1,5</text:p>
            <text:p text:style-name="P4">82,29</text:p>
          </table:table-cell>
          <table:table-cell table:style-name="Tabulka1.C6" office:value-type="string">
            <text:p text:style-name="P4">94,39</text:p>
          </table:table-cell>
          <table:table-cell table:style-name="Tabulka1.C6" office:value-type="string">
            <text:p text:style-name="P4">108,27</text:p>
          </table:table-cell>
          <table:table-cell table:style-name="Tabulka1.C6" office:value-type="string">
            <text:p text:style-name="P4">124,26</text:p>
          </table:table-cell>
          <table:table-cell table:style-name="Tabulka1.J6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3,27</text:p>
          </table:table-cell>
          <table:table-cell table:style-name="Tabulka1.C7" office:value-type="string">
            <text:p text:style-name="P4">76,60</text:p>
          </table:table-cell>
          <table:table-cell table:style-name="Tabulka1.C7" office:value-type="string">
            <text:p text:style-name="P4">90,01</text:p>
          </table:table-cell>
          <table:table-cell table:style-name="Tabulka1.C7" office:value-type="string">
            <text:p text:style-name="P4">105,76</text:p>
          </table:table-cell>
          <table:table-cell table:style-name="Tabulka1.J7" office:value-type="string">
            <text:p text:style-name="P4">124,2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4,53</text:p>
          </table:table-cell>
          <table:table-cell table:style-name="Tabulka1.C7" office:value-type="string">
            <text:p text:style-name="P4">66,44</text:p>
          </table:table-cell>
          <table:table-cell table:style-name="Tabulka1.C7" office:value-type="string">
            <text:p text:style-name="P4">79,06</text:p>
          </table:table-cell>
          <table:table-cell table:style-name="Tabulka1.C7" office:value-type="string">
            <text:p text:style-name="P4">94,00</text:p>
          </table:table-cell>
          <table:table-cell table:style-name="Tabulka1.J7" office:value-type="string">
            <text:p text:style-name="P4">111,8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7,64</text:p>
          </table:table-cell>
          <table:table-cell table:style-name="Tabulka1.C7" office:value-type="string">
            <text:p text:style-name="P4">61,09</text:p>
          </table:table-cell>
          <table:table-cell table:style-name="Tabulka1.C7" office:value-type="string">
            <text:p text:style-name="P4">74,71</text:p>
          </table:table-cell>
          <table:table-cell table:style-name="Tabulka1.C7" office:value-type="string">
            <text:p text:style-name="P4">91,37</text:p>
          </table:table-cell>
          <table:table-cell table:style-name="Tabulka1.J7" office:value-type="string">
            <text:p text:style-name="P4">111,83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9</text:p>
          </table:table-cell>
          <table:table-cell table:style-name="Tabulka1.B6" table:number-rows-spanned="4" office:value-type="string">
            <text:p text:style-name="P4">Hrdlořezy, Libeň, Vysočany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60,19</text:p>
          </table:table-cell>
          <table:table-cell table:style-name="Tabulka1.C6" office:value-type="string">
            <text:p text:style-name="P4">82,88</text:p>
          </table:table-cell>
          <table:table-cell table:style-name="Tabulka1.C6" office:value-type="string">
            <text:p text:style-name="P4">99,04</text:p>
          </table:table-cell>
          <table:table-cell table:style-name="Tabulka1.C6" office:value-type="string">
            <text:p text:style-name="P4">118,45</text:p>
          </table:table-cell>
          <table:table-cell table:style-name="Tabulka1.J6" office:value-type="string">
            <text:p text:style-name="P4">141,6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7,24</text:p>
          </table:table-cell>
          <table:table-cell table:style-name="Tabulka1.C7" office:value-type="string">
            <text:p text:style-name="P4">52,10</text:p>
          </table:table-cell>
          <table:table-cell table:style-name="Tabulka1.C7" office:value-type="string">
            <text:p text:style-name="P4">77,11</text:p>
          </table:table-cell>
          <table:table-cell table:style-name="Tabulka1.C7" office:value-type="string">
            <text:p text:style-name="P4">94,46</text:p>
          </table:table-cell>
          <table:table-cell table:style-name="Tabulka1.C7" office:value-type="string">
            <text:p text:style-name="P4">115,62</text:p>
          </table:table-cell>
          <table:table-cell table:style-name="Tabulka1.J7" office:value-type="string">
            <text:p text:style-name="P4">141,6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3,56</text:p>
          </table:table-cell>
          <table:table-cell table:style-name="Tabulka1.C7" office:value-type="string">
            <text:p text:style-name="P4">66,86</text:p>
          </table:table-cell>
          <table:table-cell table:style-name="Tabulka1.C7" office:value-type="string">
            <text:p text:style-name="P4">82,91</text:p>
          </table:table-cell>
          <table:table-cell table:style-name="Tabulka1.C7" office:value-type="string">
            <text:p text:style-name="P4">102,81</text:p>
          </table:table-cell>
          <table:table-cell table:style-name="Tabulka1.J7" office:value-type="string">
            <text:p text:style-name="P4">127,44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6,85</text:p>
          </table:table-cell>
          <table:table-cell table:style-name="Tabulka1.C7" office:value-type="string">
            <text:p text:style-name="P4">61,50</text:p>
          </table:table-cell>
          <table:table-cell table:style-name="Tabulka1.C7" office:value-type="string">
            <text:p text:style-name="P4">78,41</text:p>
          </table:table-cell>
          <table:table-cell table:style-name="Tabulka1.C7" office:value-type="string">
            <text:p text:style-name="P4">99,97</text:p>
          </table:table-cell>
          <table:table-cell table:style-name="Tabulka1.J7" office:value-type="string">
            <text:p text:style-name="P4">127,44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0</text:p>
          </table:table-cell>
          <table:table-cell table:style-name="Tabulka1.B6" table:number-rows-spanned="4" office:value-type="string">
            <text:p text:style-name="P4"><text:soft-page-break/>Malešice, Strašnice, Vršovice, Záběhlic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59,13</text:p>
          </table:table-cell>
          <table:table-cell table:style-name="Tabulka1.C6" office:value-type="string">
            <text:p text:style-name="P4">80,95</text:p>
          </table:table-cell>
          <table:table-cell table:style-name="Tabulka1.C6" office:value-type="string">
            <text:p text:style-name="P4">94,06</text:p>
          </table:table-cell>
          <table:table-cell table:style-name="Tabulka1.C6" office:value-type="string">
            <text:p text:style-name="P4">109,39</text:p>
          </table:table-cell>
          <table:table-cell table:style-name="Tabulka1.J6" office:value-type="string">
            <text:p text:style-name="P4">127,1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  <text:p text:style-name="P4">37,24</text:p>
          </table:table-cell>
          <table:table-cell table:style-name="Tabulka1.C7" office:value-type="string">
            <text:p text:style-name="P4">51,17</text:p>
          </table:table-cell>
          <table:table-cell table:style-name="Tabulka1.C7" office:value-type="string">
            <text:p text:style-name="P4">75,27</text:p>
          </table:table-cell>
          <table:table-cell table:style-name="Tabulka1.C7" office:value-type="string">
            <text:p text:style-name="P4">89,65</text:p>
          </table:table-cell>
          <table:table-cell table:style-name="Tabulka1.C7" office:value-type="string">
            <text:p text:style-name="P4">106,77</text:p>
          </table:table-cell>
          <table:table-cell table:style-name="Tabulka1.C7" office:value-type="string">
            <text:p text:style-name="P4">127,17</text:p>
          </table:table-cell>
          <table:table-cell table:style-name="Tabulka1.J7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2,81</text:p>
          </table:table-cell>
          <table:table-cell table:style-name="Tabulka1.C7" office:value-type="string">
            <text:p text:style-name="P4">65,33</text:p>
          </table:table-cell>
          <table:table-cell table:style-name="Tabulka1.C7" office:value-type="string">
            <text:p text:style-name="P4">78,79</text:p>
          </table:table-cell>
          <table:table-cell table:style-name="Tabulka1.C7" office:value-type="string">
            <text:p text:style-name="P4">94,94</text:p>
          </table:table-cell>
          <table:table-cell table:style-name="Tabulka1.J7" office:value-type="string">
            <text:p text:style-name="P4">114,45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6,19</text:p>
          </table:table-cell>
          <table:table-cell table:style-name="Tabulka1.C7" office:value-type="string">
            <text:p text:style-name="P4">60,08</text:p>
          </table:table-cell>
          <table:table-cell table:style-name="Tabulka1.C7" office:value-type="string">
            <text:p text:style-name="P4">74,50</text:p>
          </table:table-cell>
          <table:table-cell table:style-name="Tabulka1.C7" office:value-type="string">
            <text:p text:style-name="P4">92,31</text:p>
          </table:table-cell>
          <table:table-cell table:style-name="Tabulka1.J7" office:value-type="string">
            <text:p text:style-name="P4">114,45</text:p>
          </table:table-cell>
        </table:table-row>
        <table:table-row table:style-name="Tabulka1.46">
          <table:table-cell table:style-name="Tabulka1.A6" table:number-rows-spanned="4" office:value-type="string">
            <text:p text:style-name="P4">11</text:p>
          </table:table-cell>
          <table:table-cell table:style-name="Tabulka1.B6" table:number-rows-spanned="4" office:value-type="string">
            <text:p text:style-name="P4">Háje, Horní Měcholupy, Chodov, Petrovic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0,64</text:p>
          </table:table-cell>
          <table:table-cell table:style-name="Tabulka1.C6" office:value-type="string">
            <text:p text:style-name="P4">81,32</text:p>
          </table:table-cell>
          <table:table-cell table:style-name="Tabulka1.C6" office:value-type="string">
            <text:p text:style-name="P4">95,63</text:p>
          </table:table-cell>
          <table:table-cell table:style-name="Tabulka1.C6" office:value-type="string">
            <text:p text:style-name="P4">112,46</text:p>
          </table:table-cell>
          <table:table-cell table:style-name="Tabulka1.J6" office:value-type="string">
            <text:p text:style-name="P4">132,18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2,54</text:p>
            <text:p text:style-name="P4">75,71</text:p>
          </table:table-cell>
          <table:table-cell table:style-name="Tabulka1.C7" office:value-type="string">
            <text:p text:style-name="P4">91,15</text:p>
          </table:table-cell>
          <table:table-cell table:style-name="Tabulka1.C7" office:value-type="string">
            <text:p text:style-name="P4">109,74</text:p>
          </table:table-cell>
          <table:table-cell table:style-name="Tabulka1.C7" office:value-type="string">
            <text:p text:style-name="P4">132,18</text:p>
          </table:table-cell>
          <table:table-cell table:style-name="Tabulka1.J7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3,92</text:p>
          </table:table-cell>
          <table:table-cell table:style-name="Tabulka1.C7" office:value-type="string">
            <text:p text:style-name="P4">65,66</text:p>
          </table:table-cell>
          <table:table-cell table:style-name="Tabulka1.C7" office:value-type="string">
            <text:p text:style-name="P4">80,04</text:p>
          </table:table-cell>
          <table:table-cell table:style-name="Tabulka1.C7" office:value-type="string">
            <text:p text:style-name="P4">97,57</text:p>
          </table:table-cell>
          <table:table-cell table:style-name="Tabulka1.J7" office:value-type="string">
            <text:p text:style-name="P4">118,9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7,14</text:p>
          </table:table-cell>
          <table:table-cell table:style-name="Tabulka1.C7" office:value-type="string">
            <text:p text:style-name="P4">60,39</text:p>
          </table:table-cell>
          <table:table-cell table:style-name="Tabulka1.C7" office:value-type="string">
            <text:p text:style-name="P4">75,73</text:p>
          </table:table-cell>
          <table:table-cell table:style-name="Tabulka1.C7" office:value-type="string">
            <text:p text:style-name="P4">94,89</text:p>
          </table:table-cell>
          <table:table-cell table:style-name="Tabulka1.J7" office:value-type="string">
            <text:p text:style-name="P4">118,96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12</text:p>
          </table:table-cell>
          <table:table-cell table:style-name="Tabulka1.B6" table:number-rows-spanned="4" office:value-type="string">
            <text:p text:style-name="P4">Benice, Kolovraty, Kunratice, Křeslice, Lipany, Pitkovice, Šeberov, Újezd 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59,36</text:p>
          </table:table-cell>
          <table:table-cell table:style-name="Tabulka1.C6" office:value-type="string">
            <text:p text:style-name="P4">78,06</text:p>
          </table:table-cell>
          <table:table-cell table:style-name="Tabulka1.C6" office:value-type="string">
            <text:p text:style-name="P4">89,46</text:p>
          </table:table-cell>
          <table:table-cell table:style-name="Tabulka1.C6" office:value-type="string">
            <text:p text:style-name="P4">102,52</text:p>
          </table:table-cell>
          <table:table-cell table:style-name="Tabulka1.J6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7,24</text:p>
          </table:table-cell>
          <table:table-cell table:style-name="Tabulka1.C7" office:value-type="string">
            <text:p text:style-name="P4">51,39</text:p>
          </table:table-cell>
          <table:table-cell table:style-name="Tabulka1.C7" office:value-type="string">
            <text:p text:style-name="P4">72,61</text:p>
          </table:table-cell>
          <table:table-cell table:style-name="Tabulka1.C7" office:value-type="string">
            <text:p text:style-name="P4">85,24</text:p>
          </table:table-cell>
          <table:table-cell table:style-name="Tabulka1.C7" office:value-type="string">
            <text:p text:style-name="P4">100,07</text:p>
          </table:table-cell>
          <table:table-cell table:style-name="Tabulka1.C7" office:value-type="string">
            <text:p text:style-name="P4">117,40</text:p>
          </table:table-cell>
          <table:table-cell table:style-name="Tabulka1.J7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2,99</text:p>
          </table:table-cell>
          <table:table-cell table:style-name="Tabulka1.C7" office:value-type="string">
            <text:p text:style-name="P4">63,02</text:p>
          </table:table-cell>
          <table:table-cell table:style-name="Tabulka1.C7" office:value-type="string">
            <text:p text:style-name="P4">74,87</text:p>
          </table:table-cell>
          <table:table-cell table:style-name="Tabulka1.C7" office:value-type="string">
            <text:p text:style-name="P4">88,95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6,36</text:p>
          </table:table-cell>
          <table:table-cell table:style-name="Tabulka1.C7" office:value-type="string">
            <text:p text:style-name="P4">57,96</text:p>
          </table:table-cell>
          <table:table-cell table:style-name="Tabulka1.C7" office:value-type="string">
            <text:p text:style-name="P4">70,83</text:p>
          </table:table-cell>
          <table:table-cell table:style-name="Tabulka1.C7" office:value-type="string">
            <text:p text:style-name="P4">86,48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3</text:p>
          </table:table-cell>
          <table:table-cell table:style-name="Tabulka1.B6" table:number-rows-spanned="4" office:value-type="string">
            <text:p text:style-name="P4">Cholupice, Libuš, Písnice, Točná 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4,56</text:p>
          </table:table-cell>
          <table:table-cell table:style-name="Tabulka1.C6" office:value-type="string">
            <text:p text:style-name="P4">66,24</text:p>
          </table:table-cell>
          <table:table-cell table:style-name="Tabulka1.C6" office:value-type="string">
            <text:p text:style-name="P4">73,26</text:p>
          </table:table-cell>
          <table:table-cell table:style-name="Tabulka1.C6" office:value-type="string">
            <text:p text:style-name="P4">81,03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7,23</text:p>
          </table:table-cell>
          <table:table-cell table:style-name="Tabulka1.C7" office:value-type="string">
            <text:p text:style-name="P4">61,59</text:p>
          </table:table-cell>
          <table:table-cell table:style-name="Tabulka1.C7" office:value-type="string">
            <text:p text:style-name="P4">69,78</text:p>
          </table:table-cell>
          <table:table-cell table:style-name="Tabulka1.C7" office:value-type="string">
            <text:p text:style-name="P4">79,06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9,51</text:p>
          </table:table-cell>
          <table:table-cell table:style-name="Tabulka1.C7" office:value-type="string">
            <text:p text:style-name="P4">53,46</text:p>
          </table:table-cell>
          <table:table-cell table:style-name="Tabulka1.C7" office:value-type="string">
            <text:p text:style-name="P4">61,32</text:p>
          </table:table-cell>
          <table:table-cell table:style-name="Tabulka1.C7" office:value-type="string">
            <text:p text:style-name="P4">70,33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3,39</text:p>
          </table:table-cell>
          <table:table-cell table:style-name="Tabulka1.C7" office:value-type="string">
            <text:p text:style-name="P4">49,15</text:p>
          </table:table-cell>
          <table:table-cell table:style-name="Tabulka1.C7" office:value-type="string">
            <text:p text:style-name="P4">57,95</text:p>
          </table:table-cell>
          <table:table-cell table:style-name="Tabulka1.C7" office:value-type="string">
            <text:p text:style-name="P4">68,3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4</text:p>
          </table:table-cell>
          <table:table-cell table:style-name="Tabulka1.B6" table:number-rows-spanned="4" office:value-type="string">
            <text:p text:style-name="P4">Kamýk, Komořany, Modřany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5,37</text:p>
          </table:table-cell>
          <table:table-cell table:style-name="Tabulka1.C6" office:value-type="string">
            <text:p text:style-name="P4">55,76</text:p>
          </table:table-cell>
          <table:table-cell table:style-name="Tabulka1.C6" office:value-type="string">
            <text:p text:style-name="P4">77,34</text:p>
          </table:table-cell>
          <table:table-cell table:style-name="Tabulka1.C6" office:value-type="string">
            <text:p text:style-name="P4">92,58</text:p>
          </table:table-cell>
          <table:table-cell table:style-name="Tabulka1.C6" office:value-type="string">
            <text:p text:style-name="P4">110,73</text:p>
          </table:table-cell>
          <table:table-cell table:style-name="Tabulka1.J6" office:value-type="string">
            <text:p text:style-name="P4">132,5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6,57</text:p>
          </table:table-cell>
          <table:table-cell table:style-name="Tabulka1.C7" office:value-type="string">
            <text:p text:style-name="P4">48,31</text:p>
          </table:table-cell>
          <table:table-cell table:style-name="Tabulka1.C7" office:value-type="string">
            <text:p text:style-name="P4">71,98</text:p>
          </table:table-cell>
          <table:table-cell table:style-name="Tabulka1.C7" office:value-type="string">
            <text:p text:style-name="P4">88,25</text:p>
          </table:table-cell>
          <table:table-cell table:style-name="Tabulka1.C7" office:value-type="string">
            <text:p text:style-name="P4">108,11</text:p>
          </table:table-cell>
          <table:table-cell table:style-name="Tabulka1.J7" office:value-type="string">
            <text:p text:style-name="P4">132,5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9,48</text:p>
          </table:table-cell>
          <table:table-cell table:style-name="Tabulka1.C7" office:value-type="string">
            <text:p text:style-name="P4">40,39</text:p>
          </table:table-cell>
          <table:table-cell table:style-name="Tabulka1.C7" office:value-type="string">
            <text:p text:style-name="P4">62,44</text:p>
          </table:table-cell>
          <table:table-cell table:style-name="Tabulka1.C7" office:value-type="string">
            <text:p text:style-name="P4">77,49</text:p>
          </table:table-cell>
          <table:table-cell table:style-name="Tabulka1.C7" office:value-type="string">
            <text:p text:style-name="P4">96,17</text:p>
          </table:table-cell>
          <table:table-cell table:style-name="Tabulka1.C7" office:value-type="string">
            <text:p text:style-name="P4">119,28</text:p>
          </table:table-cell>
          <table:table-cell table:style-name="Tabulka1.J7" office:value-type="string">
            <text:p text:style-name="P5"/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91</text:p>
          </table:table-cell>
          <table:table-cell table:style-name="Tabulka1.C7" office:value-type="string">
            <text:p text:style-name="P4">34,14</text:p>
          </table:table-cell>
          <table:table-cell table:style-name="Tabulka1.C7" office:value-type="string">
            <text:p text:style-name="P4">57,39</text:p>
          </table:table-cell>
          <table:table-cell table:style-name="Tabulka1.C7" office:value-type="string">
            <text:p text:style-name="P4">73,23</text:p>
          </table:table-cell>
          <table:table-cell table:style-name="Tabulka1.C7" office:value-type="string">
            <text:p text:style-name="P4">93,44</text:p>
          </table:table-cell>
          <table:table-cell table:style-name="Tabulka1.J7" office:value-type="string">
            <text:p text:style-name="P4">119,28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5</text:p>
          </table:table-cell>
          <table:table-cell table:style-name="Tabulka1.B6" table:number-rows-spanned="4" office:value-type="string">
            <text:p text:style-name="P4">Lahovice, Lipence, Zbraslav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5,37</text:p>
          </table:table-cell>
          <table:table-cell table:style-name="Tabulka1.C6" office:value-type="string">
            <text:p text:style-name="P4">55,76</text:p>
          </table:table-cell>
          <table:table-cell table:style-name="Tabulka1.C6" office:value-type="string">
            <text:p text:style-name="P4">77,34</text:p>
          </table:table-cell>
          <table:table-cell table:style-name="Tabulka1.C6" office:value-type="string">
            <text:p text:style-name="P4">92,58</text:p>
          </table:table-cell>
          <table:table-cell table:style-name="Tabulka1.C6" office:value-type="string">
            <text:p text:style-name="P4">110,73</text:p>
          </table:table-cell>
          <table:table-cell table:style-name="Tabulka1.J6" office:value-type="string">
            <text:p text:style-name="P4">132,5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6,57</text:p>
          </table:table-cell>
          <table:table-cell table:style-name="Tabulka1.C7" office:value-type="string">
            <text:p text:style-name="P4">48,31</text:p>
          </table:table-cell>
          <table:table-cell table:style-name="Tabulka1.C7" office:value-type="string">
            <text:p text:style-name="P4">71,98</text:p>
          </table:table-cell>
          <table:table-cell table:style-name="Tabulka1.C7" office:value-type="string">
            <text:p text:style-name="P4">88,25</text:p>
          </table:table-cell>
          <table:table-cell table:style-name="Tabulka1.C7" office:value-type="string">
            <text:p text:style-name="P4">108,11</text:p>
          </table:table-cell>
          <table:table-cell table:style-name="Tabulka1.J7" office:value-type="string">
            <text:p text:style-name="P4">132,53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</text:p>
          </table:table-cell>
          <table:table-cell table:style-name="Tabulka1.C7" office:value-type="string">
            <text:p text:style-name="P4">29,48</text:p>
          </table:table-cell>
          <table:table-cell table:style-name="Tabulka1.C7" office:value-type="string">
            <text:p text:style-name="P4">40,39</text:p>
          </table:table-cell>
          <table:table-cell table:style-name="Tabulka1.C7" office:value-type="string">
            <text:p text:style-name="P4">62,44</text:p>
          </table:table-cell>
          <table:table-cell table:style-name="Tabulka1.C7" office:value-type="string">
            <text:p text:style-name="P4">77,49</text:p>
          </table:table-cell>
          <table:table-cell table:style-name="Tabulka1.C7" office:value-type="string">
            <text:p text:style-name="P4">96,17</text:p>
          </table:table-cell>
          <table:table-cell table:style-name="Tabulka1.J7" office:value-type="string">
            <text:p text:style-name="P4">119,28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91</text:p>
          </table:table-cell>
          <table:table-cell table:style-name="Tabulka1.C7" office:value-type="string">
            <text:p text:style-name="P4">34,14</text:p>
          </table:table-cell>
          <table:table-cell table:style-name="Tabulka1.C7" office:value-type="string">
            <text:p text:style-name="P4">57,39</text:p>
          </table:table-cell>
          <table:table-cell table:style-name="Tabulka1.C7" office:value-type="string">
            <text:p text:style-name="P4">73,23</text:p>
          </table:table-cell>
          <table:table-cell table:style-name="Tabulka1.C7" office:value-type="string">
            <text:p text:style-name="P4">93,44</text:p>
          </table:table-cell>
          <table:table-cell table:style-name="Tabulka1.J7" office:value-type="string">
            <text:p text:style-name="P4">119,28</text:p>
          </table:table-cell>
        </table:table-row>
        <table:table-row table:style-name="Tabulka1.46">
          <table:table-cell table:style-name="Tabulka1.A6" table:number-rows-spanned="4" office:value-type="string">
            <text:p text:style-name="P4">16</text:p>
          </table:table-cell>
          <table:table-cell table:style-name="Tabulka1.B6" table:number-rows-spanned="4" office:value-type="string">
            <text:p text:style-name="P4">Malá Chuchle,Velká Chuchle, Radotín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7</text:p>
          </table:table-cell>
          <table:table-cell table:style-name="Tabulka1.B6" table:number-rows-spanned="4" office:value-type="string">
            <text:p text:style-name="P4">Holyně, Lochkov, Řeporyje, Slivenec, Sobín, Třebonice, Zadní Kopanina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8</text:p>
          </table:table-cell>
          <table:table-cell table:style-name="Tabulka1.B6" table:number-rows-spanned="4" office:value-type="string">
            <text:p text:style-name="P4">Řepy, Stodůlky, Zličín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59,36</text:p>
          </table:table-cell>
          <table:table-cell table:style-name="Tabulka1.C6" office:value-type="string">
            <text:p text:style-name="P4">78,06</text:p>
          </table:table-cell>
          <table:table-cell table:style-name="Tabulka1.C6" office:value-type="string">
            <text:p text:style-name="P4">89,46</text:p>
          </table:table-cell>
          <table:table-cell table:style-name="Tabulka1.C6" office:value-type="string">
            <text:p text:style-name="P4">102,52</text:p>
          </table:table-cell>
          <table:table-cell table:style-name="Tabulka1.J6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7,24</text:p>
          </table:table-cell>
          <table:table-cell table:style-name="Tabulka1.C7" office:value-type="string">
            <text:p text:style-name="P4">51,39</text:p>
          </table:table-cell>
          <table:table-cell table:style-name="Tabulka1.C7" office:value-type="string">
            <text:p text:style-name="P4">72,61</text:p>
          </table:table-cell>
          <table:table-cell table:style-name="Tabulka1.C7" office:value-type="string">
            <text:p text:style-name="P4">85,24</text:p>
          </table:table-cell>
          <table:table-cell table:style-name="Tabulka1.C7" office:value-type="string">
            <text:p text:style-name="P4">100,07</text:p>
          </table:table-cell>
          <table:table-cell table:style-name="Tabulka1.J7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2,99</text:p>
          </table:table-cell>
          <table:table-cell table:style-name="Tabulka1.C7" office:value-type="string">
            <text:p text:style-name="P4">63,02</text:p>
          </table:table-cell>
          <table:table-cell table:style-name="Tabulka1.C7" office:value-type="string">
            <text:p text:style-name="P4">74,87</text:p>
          </table:table-cell>
          <table:table-cell table:style-name="Tabulka1.C7" office:value-type="string">
            <text:p text:style-name="P4">88,95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6,36</text:p>
          </table:table-cell>
          <table:table-cell table:style-name="Tabulka1.C7" office:value-type="string">
            <text:p text:style-name="P4">57,96</text:p>
          </table:table-cell>
          <table:table-cell table:style-name="Tabulka1.C7" office:value-type="string">
            <text:p text:style-name="P4">70,83</text:p>
          </table:table-cell>
          <table:table-cell table:style-name="Tabulka1.C7" office:value-type="string">
            <text:p text:style-name="P4">86,48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19</text:p>
          </table:table-cell>
          <table:table-cell table:style-name="Tabulka1.B6" table:number-rows-spanned="4" office:value-type="string">
            <text:p text:style-name="P4">Ruzyně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59,36</text:p>
          </table:table-cell>
          <table:table-cell table:style-name="Tabulka1.C6" office:value-type="string">
            <text:p text:style-name="P4">78,06</text:p>
          </table:table-cell>
          <table:table-cell table:style-name="Tabulka1.C6" office:value-type="string">
            <text:p text:style-name="P4">89,46</text:p>
          </table:table-cell>
          <table:table-cell table:style-name="Tabulka1.C6" office:value-type="string">
            <text:p text:style-name="P4">102,52</text:p>
          </table:table-cell>
          <table:table-cell table:style-name="Tabulka1.J6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7,24</text:p>
          </table:table-cell>
          <table:table-cell table:style-name="Tabulka1.C7" office:value-type="string">
            <text:p text:style-name="P4">51,39</text:p>
          </table:table-cell>
          <table:table-cell table:style-name="Tabulka1.C7" office:value-type="string">
            <text:p text:style-name="P4">72,61</text:p>
          </table:table-cell>
          <table:table-cell table:style-name="Tabulka1.C7" office:value-type="string">
            <text:p text:style-name="P4">85,24</text:p>
          </table:table-cell>
          <table:table-cell table:style-name="Tabulka1.C7" office:value-type="string">
            <text:p text:style-name="P4">100,07</text:p>
          </table:table-cell>
          <table:table-cell table:style-name="Tabulka1.J7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2,99</text:p>
          </table:table-cell>
          <table:table-cell table:style-name="Tabulka1.C7" office:value-type="string">
            <text:p text:style-name="P4">63,02</text:p>
          </table:table-cell>
          <table:table-cell table:style-name="Tabulka1.C7" office:value-type="string">
            <text:p text:style-name="P4">74,87</text:p>
          </table:table-cell>
          <table:table-cell table:style-name="Tabulka1.C7" office:value-type="string">
            <text:p text:style-name="P4">88,95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6,36</text:p>
          </table:table-cell>
          <table:table-cell table:style-name="Tabulka1.C7" office:value-type="string">
            <text:p text:style-name="P4">57,96</text:p>
          </table:table-cell>
          <table:table-cell table:style-name="Tabulka1.C7" office:value-type="string">
            <text:p text:style-name="P4">70,83</text:p>
          </table:table-cell>
          <table:table-cell table:style-name="Tabulka1.C7" office:value-type="string">
            <text:p text:style-name="P4">86,48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table-cell table:style-name="Tabulka1.A6" table:number-rows-spanned="4" office:value-type="string">
            <text:p text:style-name="P4">20</text:p>
          </table:table-cell>
          <table:table-cell table:style-name="Tabulka1.B6" table:number-rows-spanned="4" office:value-type="string">
            <text:p text:style-name="P4">Liboc, Veleslavín, Vokovic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7,45</text:p>
          </table:table-cell>
          <table:table-cell table:style-name="Tabulka1.C6" office:value-type="string">
            <text:p text:style-name="P4">63,3</text:p>
          </table:table-cell>
          <table:table-cell table:style-name="Tabulka1.C6" office:value-type="string">
            <text:p text:style-name="P4">89,95</text:p>
          </table:table-cell>
          <table:table-cell table:style-name="Tabulka1.C6" office:value-type="string">
            <text:p text:style-name="P4">106,68</text:p>
          </table:table-cell>
          <table:table-cell table:style-name="Tabulka1.C6" office:value-type="string">
            <text:p text:style-name="P4">126,52</text:p>
          </table:table-cell>
          <table:table-cell table:style-name="Tabulka1.J6" office:value-type="string">
            <text:p text:style-name="P4">149,9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8,24</text:p>
          </table:table-cell>
          <table:table-cell table:style-name="Tabulka1.C7" office:value-type="string">
            <text:p text:style-name="P4">53,89</text:p>
          </table:table-cell>
          <table:table-cell table:style-name="Tabulka1.C7" office:value-type="string">
            <text:p text:style-name="P4">82,99</text:p>
          </table:table-cell>
          <table:table-cell table:style-name="Tabulka1.C7" office:value-type="string">
            <text:p text:style-name="P4">101,08</text:p>
          </table:table-cell>
          <table:table-cell table:style-name="Tabulka1.C7" office:value-type="string">
            <text:p text:style-name="P4">123,12</text:p>
          </table:table-cell>
          <table:table-cell table:style-name="Tabulka1.J7" office:value-type="string">
            <text:p text:style-name="P4">149,9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82</text:p>
          </table:table-cell>
          <table:table-cell table:style-name="Tabulka1.C7" office:value-type="string">
            <text:p text:style-name="P4">45,86</text:p>
          </table:table-cell>
          <table:table-cell table:style-name="Tabulka1.C7" office:value-type="string">
            <text:p text:style-name="P4">72,64</text:p>
          </table:table-cell>
          <table:table-cell table:style-name="Tabulka1.C7" office:value-type="string">
            <text:p text:style-name="P4">89,27</text:p>
          </table:table-cell>
          <table:table-cell table:style-name="Tabulka1.C7" office:value-type="string">
            <text:p text:style-name="P4">109,80</text:p>
          </table:table-cell>
          <table:table-cell table:style-name="Tabulka1.J7" office:value-type="string">
            <text:p text:style-name="P4">134,9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96</text:p>
          </table:table-cell>
          <table:table-cell table:style-name="Tabulka1.C7" office:value-type="string">
            <text:p text:style-name="P4">38,77</text:p>
          </table:table-cell>
          <table:table-cell table:style-name="Tabulka1.C7" office:value-type="string">
            <text:p text:style-name="P4">66,80</text:p>
          </table:table-cell>
          <table:table-cell table:style-name="Tabulka1.C7" office:value-type="string">
            <text:p text:style-name="P4">84,44</text:p>
          </table:table-cell>
          <table:table-cell table:style-name="Tabulka1.C7" office:value-type="string">
            <text:p text:style-name="P4">106,73</text:p>
          </table:table-cell>
          <table:table-cell table:style-name="Tabulka1.J7" office:value-type="string">
            <text:p text:style-name="P4">134,97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21</text:p>
          </table:table-cell>
          <table:table-cell table:style-name="Tabulka1.B6" table:number-rows-spanned="4" office:value-type="string">
            <text:p text:style-name="P4">Lysolaje, Nebušice, Přední Kopanina, Suchdol, Sedlec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5,37</text:p>
          </table:table-cell>
          <table:table-cell table:style-name="Tabulka1.C6" office:value-type="string">
            <text:p text:style-name="P4">58,62</text:p>
          </table:table-cell>
          <table:table-cell table:style-name="Tabulka1.C6" office:value-type="string">
            <text:p text:style-name="P4">77,55</text:p>
          </table:table-cell>
          <table:table-cell table:style-name="Tabulka1.C6" office:value-type="string">
            <text:p text:style-name="P4">89,03</text:p>
          </table:table-cell>
          <table:table-cell table:style-name="Tabulka1.C6" office:value-type="string">
            <text:p text:style-name="P4">102,21</text:p>
          </table:table-cell>
          <table:table-cell table:style-name="Tabulka1.J6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6,57</text:p>
          </table:table-cell>
          <table:table-cell table:style-name="Tabulka1.C7" office:value-type="string">
            <text:p text:style-name="P4">50,8</text:p>
          </table:table-cell>
          <table:table-cell table:style-name="Tabulka1.C7" office:value-type="string">
            <text:p text:style-name="P4">72,24</text:p>
          </table:table-cell>
          <table:table-cell table:style-name="Tabulka1.C7" office:value-type="string">
            <text:p text:style-name="P4">84,95</text:p>
          </table:table-cell>
          <table:table-cell table:style-name="Tabulka1.C7" office:value-type="string">
            <text:p text:style-name="P4">99,90</text:p>
          </table:table-cell>
          <table:table-cell table:style-name="Tabulka1.J7" office:value-type="string">
            <text:p text:style-name="P4">117,40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9,48</text:p>
          </table:table-cell>
          <table:table-cell table:style-name="Tabulka1.C7" office:value-type="string">
            <text:p text:style-name="P4">42,48</text:p>
          </table:table-cell>
          <table:table-cell table:style-name="Tabulka1.C7" office:value-type="string">
            <text:p text:style-name="P4">62,66</text:p>
          </table:table-cell>
          <table:table-cell table:style-name="Tabulka1.C7" office:value-type="string">
            <text:p text:style-name="P4">74,87</text:p>
          </table:table-cell>
          <table:table-cell table:style-name="Tabulka1.C7" office:value-type="string">
            <text:p text:style-name="P4">88,95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91</text:p>
          </table:table-cell>
          <table:table-cell table:style-name="Tabulka1.C7" office:value-type="string">
            <text:p text:style-name="P4">35,9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70,83</text:p>
          </table:table-cell>
          <table:table-cell table:style-name="Tabulka1.C7" office:value-type="string">
            <text:p text:style-name="P4">86,48</text:p>
          </table:table-cell>
          <table:table-cell table:style-name="Tabulka1.J7" office:value-type="string">
            <text:p text:style-name="P4">105,66</text:p>
          </table:table-cell>
        </table:table-row>
        <table:table-row table:style-name="Tabulka1.46">
          <table:table-cell table:style-name="Tabulka1.A6" table:number-rows-spanned="4" office:value-type="string">
            <text:p text:style-name="P4">22</text:p>
          </table:table-cell>
          <table:table-cell table:style-name="Tabulka1.B6" table:number-rows-spanned="4" office:value-type="string">
            <text:p text:style-name="P4">Březiněves, Dolní Chabry, Miškovice, Třeboradic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ext:soft-page-break/>
        <table:table-row table:style-name="Tabulka1.4">
          <table:table-cell table:style-name="Tabulka1.A6" table:number-rows-spanned="4" office:value-type="string">
            <text:p text:style-name="P4">23</text:p>
          </table:table-cell>
          <table:table-cell table:style-name="Tabulka1.B6" table:number-rows-spanned="4" office:value-type="string">
            <text:p text:style-name="P4">Čakovice, Kbely, Satalice, Vinoř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6">
          <table:table-cell table:style-name="Tabulka1.A6" table:number-rows-spanned="4" office:value-type="string">
            <text:p text:style-name="P4">24</text:p>
          </table:table-cell>
          <table:table-cell table:style-name="Tabulka1.B6" table:number-rows-spanned="4" office:value-type="string">
            <text:p text:style-name="P4">Černý Most, Hloubětín, Hostavice, Kyje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6">
          <table:table-cell table:style-name="Tabulka1.A6" table:number-rows-spanned="4" office:value-type="string">
            <text:p text:style-name="P4">25</text:p>
          </table:table-cell>
          <table:table-cell table:style-name="Tabulka1.B6" table:number-rows-spanned="4" office:value-type="string">
            <text:p text:style-name="P4">Běchovice, Dolní Počernice, Horní Poč., Klánovice, Újezd nad Lesy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26</text:p>
          </table:table-cell>
          <table:table-cell table:style-name="Tabulka1.B6" table:number-rows-spanned="4" office:value-type="string">
            <text:p text:style-name="P4">Dolní Měcholupy, Hostivař, Štěrboholy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6,23</text:p>
          </table:table-cell>
          <table:table-cell table:style-name="Tabulka1.C6" office:value-type="string">
            <text:p text:style-name="P4">56,59</text:p>
          </table:table-cell>
          <table:table-cell table:style-name="Tabulka1.C6" office:value-type="string">
            <text:p text:style-name="P4">68,19</text:p>
          </table:table-cell>
          <table:table-cell table:style-name="Tabulka1.C6" office:value-type="string">
            <text:p text:style-name="P4">74,12</text:p>
          </table:table-cell>
          <table:table-cell table:style-name="Tabulka1.C6" office:value-type="string">
            <text:p text:style-name="P4">80,57</text:p>
          </table:table-cell>
          <table:table-cell table:style-name="Tabulka1.J6" office:value-type="string">
            <text:p text:style-name="P4">87,5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7,24</text:p>
          </table:table-cell>
          <table:table-cell table:style-name="Tabulka1.C7" office:value-type="string">
            <text:p text:style-name="P4">48,97</text:p>
          </table:table-cell>
          <table:table-cell table:style-name="Tabulka1.C7" office:value-type="string">
            <text:p text:style-name="P4">63,42</text:p>
          </table:table-cell>
          <table:table-cell table:style-name="Tabulka1.C7" office:value-type="string">
            <text:p text:style-name="P4">70,65</text:p>
          </table:table-cell>
          <table:table-cell table:style-name="Tabulka1.C7" office:value-type="string">
            <text:p text:style-name="P4">78,63</text:p>
          </table:table-cell>
          <table:table-cell table:style-name="Tabulka1.J7" office:value-type="string">
            <text:p text:style-name="P4">87,56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30,02</text:p>
          </table:table-cell>
          <table:table-cell table:style-name="Tabulka1.C7" office:value-type="string">
            <text:p text:style-name="P4">40,95</text:p>
          </table:table-cell>
          <table:table-cell table:style-name="Tabulka1.C7" office:value-type="string">
            <text:p text:style-name="P4">55,04</text:p>
          </table:table-cell>
          <table:table-cell table:style-name="Tabulka1.C7" office:value-type="string">
            <text:p text:style-name="P4">62,03</text:p>
          </table:table-cell>
          <table:table-cell table:style-name="Tabulka1.C7" office:value-type="string">
            <text:p text:style-name="P4">69,91</text:p>
          </table:table-cell>
          <table:table-cell table:style-name="Tabulka1.J7" office:value-type="string">
            <text:p text:style-name="P4">78,8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3,35</text:p>
          </table:table-cell>
          <table:table-cell table:style-name="Tabulka1.C7" office:value-type="string">
            <text:p text:style-name="P4">34,63</text:p>
          </table:table-cell>
          <table:table-cell table:style-name="Tabulka1.C7" office:value-type="string">
            <text:p text:style-name="P4">50,59</text:p>
          </table:table-cell>
          <table:table-cell table:style-name="Tabulka1.C7" office:value-type="string">
            <text:p text:style-name="P4">58,63</text:p>
          </table:table-cell>
          <table:table-cell table:style-name="Tabulka1.C7" office:value-type="string">
            <text:p text:style-name="P4">67,95</text:p>
          </table:table-cell>
          <table:table-cell table:style-name="Tabulka1.J7" office:value-type="string">
            <text:p text:style-name="P4">78,81</text:p>
          </table:table-cell>
        </table:table-row>
        <table:table-row table:style-name="Tabulka1.18">
          <table:table-cell table:style-name="Tabulka1.A6" table:number-rows-spanned="4" office:value-type="string">
            <text:p text:style-name="P4">27</text:p>
          </table:table-cell>
          <table:table-cell table:style-name="Tabulka1.B6" table:number-rows-spanned="4" office:value-type="string">
            <text:p text:style-name="P4">Dubeč, Hájek, Koloděje, Královice, Nedvězí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V.</text:p>
          </table:table-cell>
          <table:table-cell table:style-name="Tabulka1.C7" office:value-type="string">
            <text:p text:style-name="P4">15,44</text:p>
          </table:table-cell>
          <table:table-cell table:style-name="Tabulka1.C7" office:value-type="string">
            <text:p text:style-name="P4">22,17</text:p>
          </table:table-cell>
          <table:table-cell table:style-name="Tabulka1.C7" office:value-type="string">
            <text:p text:style-name="P4">32,75</text:p>
          </table:table-cell>
          <table:table-cell table:style-name="Tabulka1.C7" office:value-type="string">
            <text:p text:style-name="P4">48,67</text:p>
          </table:table-cell>
          <table:table-cell table:style-name="Tabulka1.C7" office:value-type="string">
            <text:p text:style-name="P4">57,58</text:p>
          </table:table-cell>
          <table:table-cell table:style-name="Tabulka1.C7" office:value-type="string">
            <text:p text:style-name="P4">68,12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">
          <table:table-cell table:style-name="Tabulka1.A114" table:number-rows-spanned="4" office:value-type="string">
            <text:p text:style-name="P4">28</text:p>
          </table:table-cell>
          <table:table-cell table:style-name="Tabulka1.B114" table:number-rows-spanned="4" office:value-type="string">
            <text:p text:style-name="P4">Uhříněves</text:p>
          </table:table-cell>
          <table:table-cell table:style-name="Tabulka1.C6" office:value-type="string">
            <text:p text:style-name="P4">I.</text:p>
          </table:table-cell>
          <table:table-cell table:style-name="Tabulka1.C6" office:value-type="string">
            <text:p text:style-name="P4">37,07</text:p>
          </table:table-cell>
          <table:table-cell table:style-name="Tabulka1.C6" office:value-type="string">
            <text:p text:style-name="P4">43,93</text:p>
          </table:table-cell>
          <table:table-cell table:style-name="Tabulka1.C6" office:value-type="string">
            <text:p text:style-name="P4">53,51</text:p>
          </table:table-cell>
          <table:table-cell table:style-name="Tabulka1.C6" office:value-type="string">
            <text:p text:style-name="P4">65,60</text:p>
          </table:table-cell>
          <table:table-cell table:style-name="Tabulka1.C6" office:value-type="string">
            <text:p text:style-name="P4">72,75</text:p>
          </table:table-cell>
          <table:table-cell table:style-name="Tabulka1.C6" office:value-type="string">
            <text:p text:style-name="P4">80,75</text:p>
          </table:table-cell>
          <table:table-cell table:style-name="Tabulka1.J6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.</text:p>
          </table:table-cell>
          <table:table-cell table:style-name="Tabulka1.C7" office:value-type="string">
            <text:p text:style-name="P4">27,79</text:p>
          </table:table-cell>
          <table:table-cell table:style-name="Tabulka1.C7" office:value-type="string">
            <text:p text:style-name="P4">35,38</text:p>
          </table:table-cell>
          <table:table-cell table:style-name="Tabulka1.C7" office:value-type="string">
            <text:p text:style-name="P4">46,31</text:p>
          </table:table-cell>
          <table:table-cell table:style-name="Tabulka1.C7" office:value-type="string">
            <text:p text:style-name="P4">60,99</text:p>
          </table:table-cell>
          <table:table-cell table:style-name="Tabulka1.C7" office:value-type="string">
            <text:p text:style-name="P4">69,35</text:p>
          </table:table-cell>
          <table:table-cell table:style-name="Tabulka1.C7" office:value-type="string">
            <text:p text:style-name="P4">78,78</text:p>
          </table:table-cell>
          <table:table-cell table:style-name="Tabulka1.J7" office:value-type="string">
            <text:p text:style-name="P4">89,57</text:p>
          </table:table-cell>
        </table:table-row>
        <table:table-row table:style-name="Tabulka1.4">
          <table:covered-table-cell/>
          <table:covered-table-cell/>
          <table:table-cell table:style-name="Tabulka1.C7" office:value-type="string">
            <text:p text:style-name="P4">III.</text:p>
          </table:table-cell>
          <table:table-cell table:style-name="Tabulka1.C7" office:value-type="string">
            <text:p text:style-name="P4">21,60</text:p>
          </table:table-cell>
          <table:table-cell table:style-name="Tabulka1.C7" office:value-type="string">
            <text:p text:style-name="P4">28,53</text:p>
          </table:table-cell>
          <table:table-cell table:style-name="Tabulka1.C7" office:value-type="string">
            <text:p text:style-name="P4">38,74</text:p>
          </table:table-cell>
          <table:table-cell table:style-name="Tabulka1.C7" office:value-type="string">
            <text:p text:style-name="P4">52,92</text:p>
          </table:table-cell>
          <table:table-cell table:style-name="Tabulka1.C7" office:value-type="string">
            <text:p text:style-name="P4">60,91</text:p>
          </table:table-cell>
          <table:table-cell table:style-name="Tabulka1.C7" office:value-type="string">
            <text:p text:style-name="P4">70,05</text:p>
          </table:table-cell>
          <table:table-cell table:style-name="Tabulka1.J7" office:value-type="string">
            <text:p text:style-name="P4">80,61</text:p>
          </table:table-cell>
        </table:table-row>
        <table:table-row table:style-name="Tabulka1.46">
          <table:covered-table-cell/>
          <table:covered-table-cell/>
          <table:table-cell table:style-name="Tabulka1.C117" office:value-type="string">
            <text:p text:style-name="P4">IV.</text:p>
          </table:table-cell>
          <table:table-cell table:style-name="Tabulka1.C117" office:value-type="string">
            <text:p text:style-name="P4">15,44</text:p>
          </table:table-cell>
          <table:table-cell table:style-name="Tabulka1.C117" office:value-type="string">
            <text:p text:style-name="P4">22,17</text:p>
          </table:table-cell>
          <table:table-cell table:style-name="Tabulka1.C117" office:value-type="string">
            <text:p text:style-name="P4">32,75</text:p>
          </table:table-cell>
          <table:table-cell table:style-name="Tabulka1.C117" office:value-type="string">
            <text:p text:style-name="P4">48,67</text:p>
          </table:table-cell>
          <table:table-cell table:style-name="Tabulka1.C117" office:value-type="string">
            <text:p text:style-name="P4">57,58</text:p>
          </table:table-cell>
          <table:table-cell table:style-name="Tabulka1.C117" office:value-type="string">
            <text:p text:style-name="P4">68,12</text:p>
          </table:table-cell>
          <table:table-cell table:style-name="Tabulka1.J117" office:value-type="string">
            <text:p text:style-name="P4">80,61</text:p>
          </table:table-cell>
        </table:table-row>
      </table:table>
      <text:p text:style-name="P1"/>
      <text:p text:style-name="P1">Zdroj: MMR</text:p>
      <text:p text:style-name="P6"><text:s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text-align="justify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 " style:num-format="I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č</dc:title>
    <meta:initial-creator>INF</meta:initial-creator>
    <meta:creation-date>2009-07-01T09:08:00</meta:creation-date>
    <dc:creator>byt5524</dc:creator>
    <dc:date>2009-11-25T18:11:00</dc:date>
    <meta:editing-cycles>98</meta:editing-cycles>
    <meta:editing-duration>PT4H13M</meta:editing-duration>
    <meta:generator>LibreOffice/5.0.3.2$Windows_x86 LibreOffice_project/e5f16313668ac592c1bfb310f4390624e3dbfb75</meta:generator>
    <meta:document-statistic meta:table-count="1" meta:image-count="0" meta:object-count="0" meta:page-count="3" meta:paragraph-count="966" meta:word-count="1140" meta:character-count="6092" meta:non-whitespace-character-count="5884"/>
  </office:meta>
</office:document-meta>
</file>